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4.293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4.108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cturas 1</text:p>
          </table:table-cell>
          <table:table-cell office:value-type="date" office:date-value="2013-08-25">
            <text:p>2013-08-25</text:p>
          </table:table-cell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cturas 2</text:p>
          </table:table-cell>
          <table:table-cell office:value-type="date" office:date-value="2013-09-01">
            <text:p>2013-09-01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jercicios 1</text:p>
          </table:table-cell>
          <table:table-cell office:value-type="date" office:date-value="2013-09-08">
            <text:p>2013-09-08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_64 LibreOffice_project/350m1$Build-2</meta:generator>
    <dc:date>2013-09-08T21:34:17</dc:date>
    <meta:editing-duration>PT2H58M19S</meta:editing-duration>
    <meta:editing-cycles>26</meta:editing-cycles>
    <meta:document-statistic meta:table-count="2" meta:cell-count="101" meta:object-count="0"/>
  </office:meta>
</office:document-meta>
</file>